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CHILANOVAAVALIACAO1" table:style-name="ta1">
        <table:shapes>
          <draw:frame draw:z-index="0" draw:style-name="gr1" draw:text-style-name="P1" svg:width="15.999cm" svg:height="8.999cm" svg:x="1.86cm" svg:y="0.1cm">
            <draw:object draw:notify-on-update-of-ranges="MOCHILANOVAAVALIACAO1.B1:MOCHILANOVAAVALIACAO1.B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5.955cm" svg:y="0.338cm">
            <draw:object draw:notify-on-update-of-ranges="MOCHILANOVAAVALIACAO1.C1:MOCHILANOVAAVALIACAO1.C7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39" calcext:value-type="float">
            <text:p>8239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68" calcext:value-type="float">
            <text:p>7668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20" calcext:value-type="float">
            <text:p>462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15" calcext:value-type="float">
            <text:p>1815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5" calcext:value-type="float">
            <text:p>60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9T21:02:25.081574208</dc:date>
    <meta:editing-duration>PT3M31S</meta:editing-duration>
    <meta:editing-cycles>1</meta:editing-cycles>
    <meta:document-statistic meta:table-count="1" meta:cell-count="225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58cm" svg:y="0.316cm" chart:style-name="ch2">
          <text:p>MOCHILA TESTE 6 - AVALIAÇÕES</text:p>
        </chart:title>
        <chart:plot-area chart:style-name="ch3" table:cell-range-address="MOCHILANOVAAVALIACAO1.B1:MOCHILANOVAAVALIACAO1.B75" svg:x="1.331cm" svg:y="1.275cm" svg:width="14.349cm" svg:height="6.564cm">
          <chart:coordinate-region svg:x="2.323cm" svg:y="1.474cm" svg:width="13.357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62cm" chart:style-name="ch6">
              <text:p>AVALIAÇÕES</text:p>
            </chart:title>
            <chart:grid chart:style-name="ch7" chart:class="major"/>
          </chart:axis>
          <chart:series chart:style-name="ch8" chart:values-cell-range-address="MOCHILANOVAAVALIACAO1.B1:MOCHILANOVAAVALIACAO1.B75" chart:class="chart:line">
            <chart:data-point chart:repeated="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39">
                <text:p>8239</text:p>
                <draw:g>
                  <svg:desc>MOCHILANOVAAVALIACAO1.B1:MOCHILANOVAAVALIACAO1.B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68">
                <text:p>7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20">
                <text:p>46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21cm" svg:y="0.316cm" chart:style-name="ch2">
          <text:p>MOCHILA TESTE 6 - FITNESS</text:p>
        </chart:title>
        <chart:plot-area chart:style-name="ch3" table:cell-range-address="MOCHILANOVAAVALIACAO1.C1:MOCHILANOVAAVALIACAO1.C75" svg:x="1.331cm" svg:y="1.275cm" svg:width="14.349cm" svg:height="6.564cm">
          <chart:coordinate-region svg:x="2.138cm" svg:y="1.474cm" svg:width="13.542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276cm" chart:style-name="ch6">
              <text:p>FITNESS</text:p>
            </chart:title>
            <chart:grid chart:style-name="ch7" chart:class="major"/>
          </chart:axis>
          <chart:series chart:style-name="ch8" chart:values-cell-range-address="MOCHILANOVAAVALIACAO1.C1:MOCHILANOVAAVALIACAO1.C75" chart:class="chart:line">
            <chart:data-point chart:repeated="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4">
                <text:p>244</text:p>
                <draw:g>
                  <svg:desc>MOCHILANOVAAVALIACAO1.C1:MOCHILANOVAAVALIACAO1.C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